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text:p>
      <text:p text:style-name="P1"><text:span text:style-name="T1">Padrão Composite</text:span></text:p>
      <text:p text:style-name="P1"><text:span text:style-name="T1">Propósito:O padrão Composite é usado para permitir que objetos individuais e composições de objetos sejam tratados de maneira uniforme. Isso é útil quando você tem uma estrutura hierárquica de objetos e deseja que os clientes interajam com os objetos compostos e os objetos individuais de forma semelhante.<text:line-break/>Problema que Resolve:Quando você está trabalhando com uma estrutura de objetos que pode ter uma hierarquia de partes e subpartes (por exemplo, uma estrutura de diretórios de arquivos), o padrão Composite ajuda a tratar tanto os objetos individuais quanto as composições de objetos de maneira uniforme. Sem o padrão, seria necessário ter lógica condicional para tratar objetos compostos e individuais de maneira diferente.<text:line-break/>Solução:O padrão Composite permite que você crie uma estrutura onde tanto os objetos individuais quanto os objetos compostos são tratados através de uma interface comum. Dessa forma, você pode manipular uma estrutura complexa de maneira simples e uniforme.</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